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able_20_Contents">
      <style:paragraph-properties fo:line-height="142%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 style:list-style-name="L1">
      <style:paragraph-properties fo:line-height="142%"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b927e"/>
    </style:style>
    <style:style style:name="P4" style:family="paragraph" style:parent-style-name="Table_20_Contents" style:list-style-name="L1">
      <style:paragraph-properties fo:line-height="142%"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213112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73096" fo:background-color="#1e1e1e"/>
    </style:style>
    <style:style style:name="P7" style:family="paragraph" style:parent-style-name="Standard" style:list-style-name="L1">
      <style:paragraph-properties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a50f7"/>
    </style:style>
    <style:style style:name="P8" style:family="paragraph" style:parent-style-name="Standard" style:list-style-name="L1">
      <style:paragraph-properties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b01b2"/>
    </style:style>
    <style:style style:name="P9" style:family="paragraph" style:parent-style-name="Standard" style:list-style-name="L1">
      <style:paragraph-properties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b927e"/>
    </style:style>
    <style:style style:name="P10" style:family="paragraph" style:parent-style-name="Standard" style:list-style-name="L1">
      <style:paragraph-properties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b927e" fo:background-color="transparent"/>
    </style:style>
    <style:style style:name="P11" style:family="paragraph" style:parent-style-name="Standard" style:list-style-name="L1">
      <style:paragraph-properties fo:orphans="2" fo:widows="2"/>
      <style:text-properties officeooo:paragraph-rsid="001b01b2"/>
    </style:style>
    <style:style style:name="P12" style:family="paragraph" style:parent-style-name="Standard" style:list-style-name="L1">
      <style:paragraph-properties style:line-height-at-least="0.503cm"/>
      <style:text-properties officeooo:rsid="001e7303" officeooo:paragraph-rsid="001e7303"/>
    </style:style>
    <style:style style:name="P13" style:family="paragraph" style:parent-style-name="Standard">
      <style:paragraph-properties style:line-height-at-least="0.503cm"/>
      <style:text-properties officeooo:rsid="001e7303" officeooo:paragraph-rsid="001e7303"/>
    </style:style>
    <style:style style:name="T1" style:family="text">
      <style:text-properties fo:color="#ce9178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Open Sans" fo:font-size="10.5pt" fo:letter-spacing="normal" fo:font-style="normal" fo:font-weight="normal" officeooo:rsid="001964dc"/>
    </style:style>
    <style:style style:name="T8" style:family="text">
      <style:text-properties fo:font-variant="normal" fo:text-transform="none" fo:color="#333333" style:font-name="Open Sans" fo:font-size="10.5pt" fo:letter-spacing="normal" fo:font-style="normal" fo:font-weight="normal" officeooo:rsid="001a50f7"/>
    </style:style>
    <style:style style:name="T9" style:family="text">
      <style:text-properties fo:font-variant="normal" fo:text-transform="none" fo:color="#333333" style:font-name="Open Sans" fo:font-size="10.5pt" fo:letter-spacing="normal" fo:font-style="normal" fo:font-weight="normal" officeooo:rsid="001b01b2"/>
    </style:style>
    <style:style style:name="T10" style:family="text">
      <style:text-properties officeooo:rsid="001a50f7"/>
    </style:style>
    <style:style style:name="T11" style:family="text">
      <style:text-properties officeooo:rsid="001b01b2"/>
    </style:style>
    <style:style style:name="T12" style:family="text">
      <style:text-properties officeooo:rsid="001b92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6">[</text:p>
      <text:p text:style-name="P6"><text:span text:style-name="T1">"label"</text:span> =&gt; <text:span text:style-name="T1">"Font Case"</text:span>,</text:p>
      <text:p text:style-name="P6"><text:span text:style-name="T1">"key"</text:span> =&gt; <text:span text:style-name="T1">"fontCase"</text:span>,</text:p>
      <text:p text:style-name="P6"><text:span text:style-name="T1">"type"</text:span> =&gt; <text:span text:style-name="T1">"select"</text:span>,</text:p>
      <text:p text:style-name="P6"><text:span text:style-name="T1">"default"</text:span> =&gt; <text:span text:style-name="T1">"None"</text:span>,</text:p>
      <text:p text:style-name="P6"><text:span text:style-name="T1">"values"</text:span> =&gt; [<text:span text:style-name="T1">"None"</text:span>,<text:span text:style-name="T1">"Uppercase"</text:span> , <text:span text:style-name="T1">"Lowercase"</text:span> ,<text:span text:style-name="T1">"Sentence Case"</text:span>],</text:p>
      <text:p text:style-name="P6"><text:span text:style-name="T1">],</text:span></text:p>
      <text:p text:style-name="P6"><text:span text:style-name="T1"/></text:p>
      <text:p text:style-name="P6"><text:span text:style-name="T1"/></text:p>
      <text:p text:style-name="P5"><text:span text:style-name="T1">"fontCase"</text:span>=&gt;<text:span text:style-name="T1">"None",</text:span></text:p>
      <text:p text:style-name="Standard"/>
      <text:p text:style-name="Standard"/>
      <text:p text:style-name="P5"><text:span text:style-name="T2">$this</text:span>-&gt;<text:span text:style-name="T3">applyOption</text:span>(<text:span text:style-name="T1">'fontCase'</text:span>, <text:span text:style-name="T1">'fontCase'</text:span>, <text:span text:style-name="T2">$this</text:span>-&gt;<text:span text:style-name="T4">additionalData</text:span>, <text:span text:style-name="T2">$this</text:span>-&gt;<text:span text:style-name="T4">options</text:span>);</text:p>
      <text:p text:style-name="Standard"/>
      <text:p text:style-name="Standard"/>
      <text:p text:style-name="P5"><text:span text:style-name="T5">switch</text:span> (<text:span text:style-name="T2">$this</text:span>-&gt;<text:span text:style-name="T4">options</text:span>[<text:span text:style-name="T1">'fontCase'</text:span>]) {</text:p>
      <text:p text:style-name="P5"><text:span text:style-name="T5">case</text:span> <text:span text:style-name="T1">'Uppercase'</text:span>:</text:p>
      <text:p text:style-name="P5"><text:span text:style-name="T4">$key</text:span> = <text:span text:style-name="T3">strtoupper</text:span>(<text:span text:style-name="T4">$key</text:span>);</text:p>
      <text:p text:style-name="P5"><text:span text:style-name="T5">break</text:span>;</text:p>
      <text:p text:style-name="P5"><text:span text:style-name="T5">case</text:span> <text:span text:style-name="T1">'Lowercase'</text:span>:</text:p>
      <text:p text:style-name="P5"><text:span text:style-name="T4">$key</text:span> = <text:span text:style-name="T3">strtolower</text:span>(<text:span text:style-name="T4">$key</text:span>);</text:p>
      <text:p text:style-name="P5"><text:span text:style-name="T5">break</text:span>;</text:p>
      <text:p text:style-name="P5"><text:span text:style-name="T5">case</text:span> <text:span text:style-name="T1">'Sentence Case'</text:span>:</text:p>
      <text:p text:style-name="P5"><text:span text:style-name="T4">$key</text:span> = <text:span text:style-name="T3">ucwords</text:span>(<text:span text:style-name="T4">$key</text:span>);</text:p>
      <text:p text:style-name="P5"><text:span text:style-name="T5">break</text:span>;</text:p>
      <text:p text:style-name="P5">}</text:p>
      <text:p text:style-name="Standard"/>
      <text:p text:style-name="Standard"/>
      <text:list xml:id="list34783614" text:style-name="L1">
        <text:list-header>
          <text:p text:style-name="P12">NO TABLE NAMES WHEN WORKING ON THEM </text:p>
        </text:list-header>
      </text:list>
      <text:p text:style-name="P13"/>
      <text:list xml:id="list15832590490739" text:continue-numbering="true" text:style-name="L1">
        <text:list-item>
          <text:p text:style-name="P9">Average Rating Scroll Chart <text:s/>– Scrol<text:span text:style-name="T12"> NON-STOP</text:span></text:p>
        </text:list-item>
        <text:list-item>
          <text:p text:style-name="P10">Average Rating Scroll Chart Avg of Avg <text:s/>– Scrol<text:span text:style-name="T12"> NON-STOP</text:span></text:p>
        </text:list-item>
        <text:list-item>
          <text:p text:style-name="P8">Average Rating 4D - <text:s/><text:span text:style-name="T11">No DATA</text:span></text:p>
        </text:list-item>
        <text:list-item>
          <text:p text:style-name="P8">Top 2 Box 5 Point Scale - <text:s/><text:span text:style-name="T11">No DATA</text:span></text:p>
        </text:list-item>
        <text:list-item>
          <text:p text:style-name="P11"><text:span text:style-name="T6">Top 2 Box </text:span><text:span text:style-name="T7">10</text:span><text:span text:style-name="T6"> Point Scal</text:span><text:span text:style-name="T8">E</text:span><text:span text:style-name="T9"> - <text:s/>No DATA</text:span></text:p>
        </text:list-item>
        <text:list-item>
          <text:p text:style-name="P8">Top 2 Box 10 Point Scale 0-3 4-5 6-10 - <text:s/><text:span text:style-name="T11">No DATA</text:span></text:p>
        </text:list-item>
        <text:list-item>
          <text:p text:style-name="P8">Top 2 Box 10 Point Scale 0-4 5-6 7-10 9-10 - <text:s/><text:span text:style-name="T11">No DATA</text:span></text:p>
        </text:list-item>
        <text:list-item>
          <text:p text:style-name="P7">Top 2 Box 11 Point Scale – <text:span text:style-name="T10">NOT SURE WHERE TO PUT THE CASING AS IT DOESNT SHOW DEMOGRAPHICS</text:span></text:p>
        </text:list-item>
        <text:list-item>
          <text:p text:style-name="P7">Top 2 Box 10 Point Scale 0-5,6-8,9-10 - <text:s/><text:span text:style-name="T11">No DATA</text:span></text:p>
        </text:list-item>
        <text:list-item>
          <text:p text:style-name="P8">Average Rating YTD - <text:span text:style-name="T10">NOT SURE WHERE TO PUT THE CASING AS IT DOESNT SHOW DEMOGRAPHICS</text:span></text:p>
        </text:list-item>
        <text:list-item>
          <text:p text:style-name="P3">Multi Series YTD Average Rating - <text:s/><text:span text:style-name="T11">No DATA </text:span></text:p>
        </text:list-item>
        <text:list-item>
          <text:p text:style-name="P3">Average Rating Weighted - <text:s/><text:span text:style-name="T11">No DATA</text:span></text:p>
        </text:list-item>
        <text:list-item>
          <text:p text:style-name="P4">Average Rating Agent Grid - Scrol<text:span text:style-name="T12"> NON-STOP / unable to remove chart</text:span></text:p>
        </text:list-item>
        <text:list-item>
          <text:p text:style-name="P4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9:43:50.124184701</meta:creation-date>
    <dc:date>2020-05-18T01:58:31.380768810</dc:date>
    <meta:editing-duration>PT4H2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07" meta:character-count="1147" meta:non-whitespace-character-count="975"/>
  </office:meta>
</office:document-meta>
</file>